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4pt" officeooo:rsid="00024dfe" officeooo:paragraph-rsid="00024dfe" style:font-size-asian="14pt" style:font-size-complex="14pt"/>
    </style:style>
    <style:style style:name="P2" style:family="paragraph" style:parent-style-name="Standard">
      <style:text-properties fo:color="#3333ff" style:font-name="Nimbus Sans L" fo:font-size="12pt" officeooo:rsid="00024dfe" officeooo:paragraph-rsid="00024dfe" style:font-size-asian="12pt" style:font-size-complex="12pt"/>
    </style:style>
    <style:style style:name="P3" style:family="paragraph" style:parent-style-name="Standard">
      <style:text-properties fo:color="#3333ff" style:font-name="Nimbus Sans L" fo:font-size="14pt" officeooo:rsid="00024dfe" officeooo:paragraph-rsid="00024dfe" style:font-size-asian="14pt" style:font-size-complex="14pt"/>
    </style:style>
    <style:style style:name="T1" style:family="text">
      <style:text-properties fo:color="#3333ff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crear páginas web para un 'Project' en Github:</text:p>
      <text:p text:style-name="P1"/>
      <text:p text:style-name="P1">INSTRUCIONES POR SI TENÉIS PROBLEMAS CON GITHUB EN WINDOWS:</text:p>
      <text:p text:style-name="P1"/>
      <text:p text:style-name="P1">1. Crear el repositorio a través de la propia página web de Github</text:p>
      <text:p text:style-name="P1"/>
      <text:p text:style-name="P1">2. Cuando lo creéis marcar que cree un archivo README.md (<text:span text:style-name="T1">Initialize this repository with a README</text:span>)</text:p>
      <text:p text:style-name="P1"/>
      <text:p text:style-name="P1">3. Para poder crear las carpetas como 'html' y 'figuras', hacemos los siguiente:</text:p>
      <text:p text:style-name="P1"/>
      <text:p text:style-name="P1"><text:tab/>a- Le damos a <text:span text:style-name="T1">Create new file</text:span> (Crear archivo nuevo)</text:p>
      <text:p text:style-name="P1"/>
      <text:p text:style-name="P1"><text:tab/>b- Se abre un espacio para poner el nombre de ese archivo. Ésto lo </text:p>
      <text:p text:style-name="P1"><text:tab/> <text:s/>aprovechamos para crear las carpetas. Por ejemplo, si al repositorio</text:p>
      <text:p text:style-name="P1"><text:tab/> <text:s/>lo hemos llamado 'miweb', aparecerá miweb/</text:p>
      <text:p text:style-name="P1"><text:tab/> <text:s/>Escribiremos a continuación de la barra html/prueba.html, bajamos <text:tab/> <text:s/>hasta donde pone <text:span text:style-name="T1">'Commit new file'</text:span>, y escribimos cualquier cosa, le <text:tab/> <text:s/>damos a <text:s/>'<text:span text:style-name="T1">Commit new file'</text:span> y ya nos habrá creado la carpeta html a <text:tab/> <text:s/>donde podremos subir los archivos que tengamos en nuestro PC, <text:s/><text:tab/> <text:tab/> <text:s/>usando <text:span text:style-name="T1">Upload files</text:span>.</text:p>
      <text:p text:style-name="P1"/>
      <text:p text:style-name="P1"><text:tab/>c- No olvidar que vuestro archivo index.html deberá estar en el mismo </text:p>
      <text:p text:style-name="P1"><text:tab/> <text:s/>lugar que el archivo README.md que creásteis al principio</text:p>
      <text:p text:style-name="P1"/>
      <text:p text:style-name="P1"><text:tab/>d- Para crear el resto de carpetas repetid el mismo procedimiento <text:tab/> <text:tab/> <text:s/>anterior.</text:p>
      <text:p text:style-name="P1"/>
      <text:p text:style-name="P1">4. Cuando tengáis todo subido id a <text:span text:style-name="T1">'Settings'</text:span>, bajar hasta <text:span text:style-name="T1">'GitHub Pages'</text:span> pinchar en el botón que pone <text:span text:style-name="T1">'None'</text:span> y elegid <text:span text:style-name="T1">'Master branch' -&gt; Save</text:span>. Aparecerá un enlace en esta sección que será lo que me enviaréis por correo</text:p>
      <text:p text:style-name="P1"/>
      <text:p text:style-name="P1">5. Ya tenéis vuestra página web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------------------------------------------------------------------------------------------------</text:p>
      <text:p text:style-name="P1"/>
      <text:p text:style-name="P1">1. Creamos un nuevo repositorio, por ejemplo: informatica</text:p>
      <text:p text:style-name="P1"/>
      <text:p text:style-name="P1">2. Clonamos en nuestro PC el proyecto:</text:p>
      <text:p text:style-name="P1"/>
      <text:p text:style-name="P1"><text:tab/><text:span text:style-name="T1">git clone https://github.com/matesmoliere/informatica.git</text:span></text:p>
      <text:p text:style-name="P1"/>
      <text:p text:style-name="P1">3. cd informatica</text:p>
      <text:p text:style-name="P1"/>
      <text:p text:style-name="P1">4. Creamos un archivo index.html nuevo, luego:</text:p>
      <text:p text:style-name="P1"/>
      <text:p text:style-name="P1"><text:tab/><text:span text:style-name="T1">git add *</text:span></text:p>
      <text:p text:style-name="P3"><text:tab/>git commit -m "primer commit"</text:p>
      <text:p text:style-name="P3"><text:tab/>git push</text:p>
      <text:p text:style-name="P1"/>
      <text:p text:style-name="P1">5. Desde la página web de Github nos vamos a <text:span text:style-name="T1">Settings</text:span> del proyecto, bajamos a <text:span text:style-name="T1">GitHub pages</text:span> y en '<text:span text:style-name="T1">Source</text:span>' seleccionamos '<text:span text:style-name="T1">master branch</text:span>' y luego '<text:span text:style-name="T1">Save</text:span>'</text:p>
      <text:p text:style-name="P1"/>
      <text:p text:style-name="P1">6. Aparecerá:</text:p>
      <text:p text:style-name="P1"/>
      <text:p text:style-name="P2">Your site is ready to be published at https://matesmoliere.github.io/informatica/</text:p>
      <text:p text:style-name="P1"><text:tab/></text:p>
      <text:p text:style-name="P1">El proceso de actualización de nuestra página debe seguir los pasos del punto 4. Deberemos estar siempre dentro de la carpeta 'informatica'. Cuando hacemos <text:span text:style-name="T1">git push</text:span>, el sistema nos pide el nombre de <text:span text:style-name="T2">usuario</text:span> que tengamos en Github y luego la <text:span text:style-name="T2">password</text:span>. Sólo entonces empezará el proceso de actualización.</text:p>
      <text:p text:style-name="P1"/>
      <text:p text:style-name="P1">Si hiciéramos alguna modificación desde el navegador, luego deberemos actualizar lo que tenemos en nuestro PC. Para ello entramos en la carpeta 'informática' y ejecutamos: <text:span text:style-name="T1">git pul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2:45:42.323986723</meta:creation-date>
    <dc:date>2018-10-30T12:55:42.882586338</dc:date>
    <meta:editing-duration>PT10M1S</meta:editing-duration>
    <meta:editing-cycles>1</meta:editing-cycles>
    <meta:document-statistic meta:table-count="0" meta:image-count="0" meta:object-count="0" meta:page-count="2" meta:paragraph-count="30" meta:word-count="376" meta:character-count="2442" meta:non-whitespace-character-count="2051"/>
    <meta:generator>LibreOffice/5.1.6.2$Linux_x86 LibreOffice_project/10m0$Build-2</meta:generator>
  </office:meta>
</office:document-meta>
</file>